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number-columns-repeated="35" table:default-cell-style-name="Default"/>
        <table:table-column table:style-name="co1" table:number-columns-repeated="4" table:default-cell-style-name="ce1"/>
        <table:table-column table:style-name="co1" table:number-columns-repeated="9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O</text:p>
          </table:table-cell>
          <table:table-cell table:number-columns-repeated="33"/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15.9994" calcext:value-type="float">
            <text:p>15.9994</text:p>
          </table:table-cell>
          <table:table-cell table:number-columns-repeated="33"/>
          <table:table-cell table:style-name="Default" table:number-columns-repeated="13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Ionic</text:p>
          </table:table-cell>
          <table:table-cell table:number-columns-repeated="25"/>
          <table:table-cell table:style-name="Default" table:number-columns-repeated="4"/>
          <table:table-cell table:style-name="Default" office:value-type="string" calcext:value-type="string">
            <text:p>Metal mol%</text:p>
          </table:table-cell>
          <table:table-cell table:style-name="Default" table:number-columns-repeated="4"/>
          <table:table-cell table:style-name="Default" office:value-type="string" calcext:value-type="string">
            <text:p>Ionic mol%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 (GPa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T err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r</text:p>
          </table:table-cell>
          <table:table-cell/>
          <table:table-cell table:formula="of:=[.F4]" office:value-type="string" office:string-value="Fe" calcext:value-type="string">
            <text:p>Fe</text:p>
          </table:table-cell>
          <table:table-cell table:formula="of:=[.G4]" office:value-type="string" office:string-value="err" calcext:value-type="string">
            <text:p>err</text:p>
          </table:table-cell>
          <table:table-cell table:formula="of:=[.H4]" office:value-type="string" office:string-value="O" calcext:value-type="string">
            <text:p>O</text:p>
          </table:table-cell>
          <table:table-cell table:formula="of:=[.I4]" office:value-type="string" office:string-value="err" calcext:value-type="string">
            <text:p>err</text:p>
          </table:table-cell>
          <table:table-cell table:formula="of:=[.J4]" office:value-type="string" office:string-value="Fe" calcext:value-type="string">
            <text:p>Fe</text:p>
          </table:table-cell>
          <table:table-cell table:formula="of:=[.K4]" office:value-type="string" office:string-value="err" calcext:value-type="string">
            <text:p>err</text:p>
          </table:table-cell>
          <table:table-cell table:formula="of:=[.L4]" office:value-type="string" office:string-value="O" calcext:value-type="string">
            <text:p>O</text:p>
          </table:table-cell>
          <table:table-cell table:formula="of:=[.M4]" office:value-type="string" office:string-value="err" calcext:value-type="string">
            <text:p>err</text:p>
          </table:table-cell>
          <table:table-cell table:number-columns-repeated="2"/>
          <table:table-cell office:value-type="string" calcext:value-type="string">
            <text:p>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rr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err</text:p>
          </table:table-cell>
          <table:table-cell table:style-name="ce1"/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792</text:p>
          </table:table-cell>
          <table:table-cell office:value-type="float" office:value="15" calcext:value-type="float">
            <text:p>15</text:p>
          </table:table-cell>
          <table:table-cell office:value-type="float" office:value="2303" calcext:value-type="float">
            <text:p>230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6.52" calcext:value-type="float">
            <text:p>96.52</text:p>
          </table:table-cell>
          <table:table-cell office:value-type="float" office:value="1.86" calcext:value-type="float">
            <text:p>1.86</text:p>
          </table:table-cell>
          <table:table-cell office:value-type="float" office:value="3.48" calcext:value-type="float">
            <text:p>3.48</text:p>
          </table:table-cell>
          <table:table-cell office:value-type="float" office:value="0.51" calcext:value-type="float">
            <text:p>0.51</text:p>
          </table:table-cell>
          <table:table-cell office:value-type="float" office:value="80.86" calcext:value-type="float">
            <text:p>80.86</text:p>
          </table:table-cell>
          <table:table-cell office:value-type="float" office:value="2.72" calcext:value-type="float">
            <text:p>2.72</text:p>
          </table:table-cell>
          <table:table-cell office:value-type="float" office:value="18.54" calcext:value-type="float">
            <text:p>18.54</text:p>
          </table:table-cell>
          <table:table-cell office:value-type="float" office:value="2.43" calcext:value-type="float">
            <text:p>2.43</text:p>
          </table:table-cell>
          <table:table-cell/>
          <table:table-cell table:formula="of:=[.F5]/[.$A$2]" office:value-type="float" office:value="1.72820053715309" calcext:value-type="float">
            <text:p>1.7282005372</text:p>
          </table:table-cell>
          <table:table-cell table:formula="of:=[.G5]/[.$A$2]" office:value-type="float" office:value="0.0333034914950761" calcext:value-type="float">
            <text:p>0.0333034915</text:p>
          </table:table-cell>
          <table:table-cell table:formula="of:=[.H5]/[.$B$2]" office:value-type="float" office:value="0.217508156555871" calcext:value-type="float">
            <text:p>0.2175081566</text:p>
          </table:table-cell>
          <table:table-cell table:formula="of:=[.I5]/[.$B$2]" office:value-type="float" office:value="0.0318761953573259" calcext:value-type="float">
            <text:p>0.0318761954</text:p>
          </table:table-cell>
          <table:table-cell table:formula="of:=[.J5]/[.$A$2]" office:value-type="float" office:value="1.44780662488809" calcext:value-type="float">
            <text:p>1.4478066249</text:p>
          </table:table-cell>
          <table:table-cell table:formula="of:=[.K5]/[.$A$2]" office:value-type="float" office:value="0.0487018800358102" calcext:value-type="float">
            <text:p>0.04870188</text:p>
          </table:table-cell>
          <table:table-cell table:formula="of:=[.L5]/[.$B$2]" office:value-type="float" office:value="1.15879345475455" calcext:value-type="float">
            <text:p>1.1587934548</text:p>
          </table:table-cell>
          <table:table-cell table:formula="of:=[.M5]/[.$B$2]" office:value-type="float" office:value="0.151880695526082" calcext:value-type="float">
            <text:p>0.1518806955</text:p>
          </table:table-cell>
          <table:table-cell table:number-columns-repeated="2"/>
          <table:table-cell table:formula="of:=[.O5]-[.Q5]" office:value-type="float" office:value="1.51069238059722" calcext:value-type="float">
            <text:p>1.5106923806</text:p>
          </table:table-cell>
          <table:table-cell table:formula="of:=SQRT([.P5]^2+[.R5]^2)" office:value-type="float" office:value="0.0461000474644117" calcext:value-type="float">
            <text:p>0.0461000475</text:p>
          </table:table-cell>
          <table:table-cell table:formula="of:=[.Q5]" office:value-type="float" office:value="0.217508156555871" calcext:value-type="float">
            <text:p>0.2175081566</text:p>
          </table:table-cell>
          <table:table-cell table:formula="of:=[.R5]" office:value-type="float" office:value="0.0318761953573259" calcext:value-type="float">
            <text:p>0.0318761954</text:p>
          </table:table-cell>
          <table:table-cell table:formula="of:=[.Y5]+[.AA5]" office:value-type="float" office:value="1.72820053715309" calcext:value-type="float">
            <text:p>1.7282005372</text:p>
          </table:table-cell>
          <table:table-cell table:formula="of:=[.S5]-[.U5]" office:value-type="float" office:value="0.28901317013354" calcext:value-type="float">
            <text:p>0.2890131701</text:p>
          </table:table-cell>
          <table:table-cell table:formula="of:=SQRT([.T5]^2 + [.V5]^2)" office:value-type="float" office:value="0.159498021280858" calcext:value-type="float">
            <text:p>0.1594980213</text:p>
          </table:table-cell>
          <table:table-cell table:formula="of:=[.U5]" office:value-type="float" office:value="1.15879345475455" calcext:value-type="float">
            <text:p>1.1587934548</text:p>
          </table:table-cell>
          <table:table-cell table:formula="of:=[.V5]" office:value-type="float" office:value="0.151880695526082" calcext:value-type="float">
            <text:p>0.1518806955</text:p>
          </table:table-cell>
          <table:table-cell table:formula="of:=[.AD5]+[.AF5]" office:value-type="float" office:value="1.44780662488809" calcext:value-type="float">
            <text:p>1.4478066249</text:p>
          </table:table-cell>
          <table:table-cell/>
          <table:table-cell table:formula="of:=[.A5]" office:value-type="string" office:string-value="M2792" calcext:value-type="string">
            <text:p>M2792</text:p>
          </table:table-cell>
          <table:table-cell table:formula="of:=[.B5]" office:value-type="float" office:value="15" calcext:value-type="float">
            <text:p>15</text:p>
          </table:table-cell>
          <table:table-cell table:formula="of:=[.C5]" office:value-type="float" office:value="2303" calcext:value-type="float">
            <text:p>2303</text:p>
          </table:table-cell>
          <table:table-cell table:formula="of:=[.D5]" office:value-type="float" office:value="90" calcext:value-type="float">
            <text:p>90</text:p>
          </table:table-cell>
          <table:table-cell table:formula="of:=[.AA5]/[.AC5]*100" office:value-type="float" office:value="12.5858169743529" calcext:value-type="float">
            <text:p>12.6</text:p>
          </table:table-cell>
          <table:table-cell table:formula="of:=[.AB5]/[.AC5]*100" office:value-type="float" office:value="1.84447317727585" calcext:value-type="float">
            <text:p>1.8</text:p>
          </table:table-cell>
          <table:table-cell table:formula="of:=[.Y5]/[.AC5]*100" office:value-type="float" office:value="87.4141830256471" calcext:value-type="float">
            <text:p>87.4</text:p>
          </table:table-cell>
          <table:table-cell table:formula="of:=[.Z5]/[.AC5]*100" office:value-type="float" office:value="2.6675172512302" calcext:value-type="float">
            <text:p>2.7</text:p>
          </table:table-cell>
          <table:table-cell/>
          <table:table-cell table:formula="of:=[.AF5]/[.AH5]*100" office:value-type="float" office:value="80.0378610537247" calcext:value-type="float">
            <text:p>80.0</text:p>
          </table:table-cell>
          <table:table-cell table:formula="of:=[.AG5]/[.AH5]*100" office:value-type="float" office:value="10.4903992643231" calcext:value-type="float">
            <text:p>10.5</text:p>
          </table:table-cell>
          <table:table-cell table:formula="of:=[.AD5]/[.AH5]*100" office:value-type="float" office:value="19.9621389462753" calcext:value-type="float">
            <text:p>20.0</text:p>
          </table:table-cell>
          <table:table-cell table:formula="of:=[.AE5]/[.AH5]*100" office:value-type="float" office:value="11.0165279353647" calcext:value-type="float">
            <text:p>1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941</text:p>
          </table:table-cell>
          <table:table-cell office:value-type="float" office:value="15" calcext:value-type="float">
            <text:p>15</text:p>
          </table:table-cell>
          <table:table-cell office:value-type="float" office:value="2573" calcext:value-type="float">
            <text:p>25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.82" calcext:value-type="float">
            <text:p>95.82</text:p>
          </table:table-cell>
          <table:table-cell office:value-type="float" office:value="1.27" calcext:value-type="float">
            <text:p>1.27</text:p>
          </table:table-cell>
          <table:table-cell office:value-type="float" office:value="4.18" calcext:value-type="float">
            <text:p>4.18</text:p>
          </table:table-cell>
          <table:table-cell office:value-type="float" office:value="0.48" calcext:value-type="float">
            <text:p>0.48</text:p>
          </table:table-cell>
          <table:table-cell office:value-type="float" office:value="82.22" calcext:value-type="float">
            <text:p>82.22</text:p>
          </table:table-cell>
          <table:table-cell office:value-type="float" office:value="2.44" calcext:value-type="float">
            <text:p>2.44</text:p>
          </table:table-cell>
          <table:table-cell office:value-type="float" office:value="18.16" calcext:value-type="float">
            <text:p>18.16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[.F6]/[.$A$2]" office:value-type="float" office:value="1.71566696508505" calcext:value-type="float">
            <text:p>1.7156669651</text:p>
          </table:table-cell>
          <table:table-cell table:formula="of:=[.G6]/[.$A$2]" office:value-type="float" office:value="0.0227394807520143" calcext:value-type="float">
            <text:p>0.0227394808</text:p>
          </table:table-cell>
          <table:table-cell table:formula="of:=[.H6]/[.$B$2]" office:value-type="float" office:value="0.261259797242397" calcext:value-type="float">
            <text:p>0.2612597972</text:p>
          </table:table-cell>
          <table:table-cell table:formula="of:=[.I6]/[.$B$2]" office:value-type="float" office:value="0.0300011250421891" calcext:value-type="float">
            <text:p>0.030001125</text:p>
          </table:table-cell>
          <table:table-cell table:formula="of:=[.J6]/[.$A$2]" office:value-type="float" office:value="1.472157564906" calcext:value-type="float">
            <text:p>1.4721575649</text:p>
          </table:table-cell>
          <table:table-cell table:formula="of:=[.K6]/[.$A$2]" office:value-type="float" office:value="0.0436884512085944" calcext:value-type="float">
            <text:p>0.0436884512</text:p>
          </table:table-cell>
          <table:table-cell table:formula="of:=[.L6]/[.$B$2]" office:value-type="float" office:value="1.13504256409615" calcext:value-type="float">
            <text:p>1.1350425641</text:p>
          </table:table-cell>
          <table:table-cell table:formula="of:=[.M6]/[.$B$2]" office:value-type="float" office:value="0.123129617360651" calcext:value-type="float">
            <text:p>0.1231296174</text:p>
          </table:table-cell>
          <table:table-cell table:number-columns-repeated="2"/>
          <table:table-cell table:formula="of:=[.O6]-[.Q6]" office:value-type="float" office:value="1.45440716784265" calcext:value-type="float">
            <text:p>1.4544071678</text:p>
          </table:table-cell>
          <table:table-cell table:formula="of:=SQRT([.P6]^2+[.R6]^2)" office:value-type="float" office:value="0.0376450725682432" calcext:value-type="float">
            <text:p>0.0376450726</text:p>
          </table:table-cell>
          <table:table-cell table:formula="of:=[.Q6]" office:value-type="float" office:value="0.261259797242397" calcext:value-type="float">
            <text:p>0.2612597972</text:p>
          </table:table-cell>
          <table:table-cell table:formula="of:=[.R6]" office:value-type="float" office:value="0.0300011250421891" calcext:value-type="float">
            <text:p>0.030001125</text:p>
          </table:table-cell>
          <table:table-cell table:formula="of:=[.Y6]+[.AA6]" office:value-type="float" office:value="1.71566696508505" calcext:value-type="float">
            <text:p>1.7156669651</text:p>
          </table:table-cell>
          <table:table-cell table:formula="of:=[.S6]-[.U6]" office:value-type="float" office:value="0.337115000809844" calcext:value-type="float">
            <text:p>0.3371150008</text:p>
          </table:table-cell>
          <table:table-cell table:formula="of:=SQRT([.T6]^2 + [.V6]^2)" office:value-type="float" office:value="0.130650615920424" calcext:value-type="float">
            <text:p>0.1306506159</text:p>
          </table:table-cell>
          <table:table-cell table:formula="of:=[.U6]" office:value-type="float" office:value="1.13504256409615" calcext:value-type="float">
            <text:p>1.1350425641</text:p>
          </table:table-cell>
          <table:table-cell table:formula="of:=[.V6]" office:value-type="float" office:value="0.123129617360651" calcext:value-type="float">
            <text:p>0.1231296174</text:p>
          </table:table-cell>
          <table:table-cell table:formula="of:=[.AD6]+[.AF6]" office:value-type="float" office:value="1.472157564906" calcext:value-type="float">
            <text:p>1.4721575649</text:p>
          </table:table-cell>
          <table:table-cell/>
          <table:table-cell table:formula="of:=[.A6]" office:value-type="string" office:string-value="M2941" calcext:value-type="string">
            <text:p>M2941</text:p>
          </table:table-cell>
          <table:table-cell table:formula="of:=[.B6]" office:value-type="float" office:value="15" calcext:value-type="float">
            <text:p>15</text:p>
          </table:table-cell>
          <table:table-cell table:formula="of:=[.C6]" office:value-type="float" office:value="2573" calcext:value-type="float">
            <text:p>2573</text:p>
          </table:table-cell>
          <table:table-cell table:formula="of:=[.D6]" office:value-type="float" office:value="100" calcext:value-type="float">
            <text:p>100</text:p>
          </table:table-cell>
          <table:table-cell table:formula="of:=[.AA6]/[.AC6]*100" office:value-type="float" office:value="15.227885280722" calcext:value-type="float">
            <text:p>15.2</text:p>
          </table:table-cell>
          <table:table-cell table:formula="of:=[.AB6]/[.AC6]*100" office:value-type="float" office:value="1.74865668295373" calcext:value-type="float">
            <text:p>1.7</text:p>
          </table:table-cell>
          <table:table-cell table:formula="of:=[.Y6]/[.AC6]*100" office:value-type="float" office:value="84.772114719278" calcext:value-type="float">
            <text:p>84.8</text:p>
          </table:table-cell>
          <table:table-cell table:formula="of:=[.Z6]/[.AC6]*100" office:value-type="float" office:value="2.19419463883989" calcext:value-type="float">
            <text:p>2.2</text:p>
          </table:table-cell>
          <table:table-cell/>
          <table:table-cell table:formula="of:=[.AF6]/[.AH6]*100" office:value-type="float" office:value="77.1006168873391" calcext:value-type="float">
            <text:p>77.1</text:p>
          </table:table-cell>
          <table:table-cell table:formula="of:=[.AG6]/[.AH6]*100" office:value-type="float" office:value="8.36388850595033" calcext:value-type="float">
            <text:p>8.4</text:p>
          </table:table-cell>
          <table:table-cell table:formula="of:=[.AD6]/[.AH6]*100" office:value-type="float" office:value="22.8993831126609" calcext:value-type="float">
            <text:p>22.9</text:p>
          </table:table-cell>
          <table:table-cell table:formula="of:=[.AE6]/[.AH6]*100" office:value-type="float" office:value="8.87477122251966" calcext:value-type="float">
            <text:p>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744</text:p>
          </table:table-cell>
          <table:table-cell office:value-type="float" office:value="18" calcext:value-type="float">
            <text:p>18</text:p>
          </table:table-cell>
          <table:table-cell office:value-type="float" office:value="2393" calcext:value-type="float">
            <text:p>239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.52" calcext:value-type="float">
            <text:p>94.52</text:p>
          </table:table-cell>
          <table:table-cell office:value-type="float" office:value="1.83" calcext:value-type="float">
            <text:p>1.83</text:p>
          </table:table-cell>
          <table:table-cell office:value-type="float" office:value="5.48" calcext:value-type="float">
            <text:p>5.48</text:p>
          </table:table-cell>
          <table:table-cell office:value-type="float" office:value="0.61" calcext:value-type="float">
            <text:p>0.61</text:p>
          </table:table-cell>
          <table:table-cell office:value-type="float" office:value="80.91" calcext:value-type="float">
            <text:p>80.91</text:p>
          </table:table-cell>
          <table:table-cell office:value-type="float" office:value="0.83" calcext:value-type="float">
            <text:p>0.83</text:p>
          </table:table-cell>
          <table:table-cell office:value-type="float" office:value="17.79" calcext:value-type="float">
            <text:p>17.79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[.F7]/[.$A$2]" office:value-type="float" office:value="1.6923903312444" calcext:value-type="float">
            <text:p>1.6923903312</text:p>
          </table:table-cell>
          <table:table-cell table:formula="of:=[.G7]/[.$A$2]" office:value-type="float" office:value="0.0327663384064458" calcext:value-type="float">
            <text:p>0.0327663384</text:p>
          </table:table-cell>
          <table:table-cell table:formula="of:=[.H7]/[.$B$2]" office:value-type="float" office:value="0.342512844231659" calcext:value-type="float">
            <text:p>0.3425128442</text:p>
          </table:table-cell>
          <table:table-cell table:formula="of:=[.I7]/[.$B$2]" office:value-type="float" office:value="0.0381264297411153" calcext:value-type="float">
            <text:p>0.0381264297</text:p>
          </table:table-cell>
          <table:table-cell table:formula="of:=[.J7]/[.$A$2]" office:value-type="float" office:value="1.44870188003581" calcext:value-type="float">
            <text:p>1.44870188</text:p>
          </table:table-cell>
          <table:table-cell table:formula="of:=[.K7]/[.$A$2]" office:value-type="float" office:value="0.0148612354521039" calcext:value-type="float">
            <text:p>0.0148612355</text:p>
          </table:table-cell>
          <table:table-cell table:formula="of:=[.L7]/[.$B$2]" office:value-type="float" office:value="1.11191669687613" calcext:value-type="float">
            <text:p>1.1119166969</text:p>
          </table:table-cell>
          <table:table-cell table:formula="of:=[.M7]/[.$B$2]" office:value-type="float" office:value="0.0637523907146518" calcext:value-type="float">
            <text:p>0.0637523907</text:p>
          </table:table-cell>
          <table:table-cell table:number-columns-repeated="2"/>
          <table:table-cell table:formula="of:=[.O7]-[.Q7]" office:value-type="float" office:value="1.34987748701275" calcext:value-type="float">
            <text:p>1.349877487</text:p>
          </table:table-cell>
          <table:table-cell table:formula="of:=SQRT([.P7]^2+[.R7]^2)" office:value-type="float" office:value="0.0502718368211261" calcext:value-type="float">
            <text:p>0.0502718368</text:p>
          </table:table-cell>
          <table:table-cell table:formula="of:=[.Q7]" office:value-type="float" office:value="0.342512844231659" calcext:value-type="float">
            <text:p>0.3425128442</text:p>
          </table:table-cell>
          <table:table-cell table:formula="of:=[.R7]" office:value-type="float" office:value="0.0381264297411153" calcext:value-type="float">
            <text:p>0.0381264297</text:p>
          </table:table-cell>
          <table:table-cell table:formula="of:=[.Y7]+[.AA7]" office:value-type="float" office:value="1.6923903312444" calcext:value-type="float">
            <text:p>1.6923903312</text:p>
          </table:table-cell>
          <table:table-cell table:formula="of:=[.S7]-[.U7]" office:value-type="float" office:value="0.336785183159677" calcext:value-type="float">
            <text:p>0.3367851832</text:p>
          </table:table-cell>
          <table:table-cell table:formula="of:=SQRT([.T7]^2 + [.V7]^2)" office:value-type="float" office:value="0.0654616196026075" calcext:value-type="float">
            <text:p>0.0654616196</text:p>
          </table:table-cell>
          <table:table-cell table:formula="of:=[.U7]" office:value-type="float" office:value="1.11191669687613" calcext:value-type="float">
            <text:p>1.1119166969</text:p>
          </table:table-cell>
          <table:table-cell table:formula="of:=[.V7]" office:value-type="float" office:value="0.0637523907146518" calcext:value-type="float">
            <text:p>0.0637523907</text:p>
          </table:table-cell>
          <table:table-cell table:formula="of:=[.AD7]+[.AF7]" office:value-type="float" office:value="1.44870188003581" calcext:value-type="float">
            <text:p>1.44870188</text:p>
          </table:table-cell>
          <table:table-cell/>
          <table:table-cell table:formula="of:=[.A7]" office:value-type="string" office:string-value="M2744" calcext:value-type="string">
            <text:p>M2744</text:p>
          </table:table-cell>
          <table:table-cell table:formula="of:=[.B7]" office:value-type="float" office:value="18" calcext:value-type="float">
            <text:p>18</text:p>
          </table:table-cell>
          <table:table-cell table:formula="of:=[.C7]" office:value-type="float" office:value="2393" calcext:value-type="float">
            <text:p>2393</text:p>
          </table:table-cell>
          <table:table-cell table:formula="of:=[.D7]" office:value-type="float" office:value="90" calcext:value-type="float">
            <text:p>90</text:p>
          </table:table-cell>
          <table:table-cell table:formula="of:=[.AA7]/[.AC7]*100" office:value-type="float" office:value="20.2384070570653" calcext:value-type="float">
            <text:p>20.2</text:p>
          </table:table-cell>
          <table:table-cell table:formula="of:=[.AB7]/[.AC7]*100" office:value-type="float" office:value="2.25281538408939" calcext:value-type="float">
            <text:p>2.3</text:p>
          </table:table-cell>
          <table:table-cell table:formula="of:=[.Y7]/[.AC7]*100" office:value-type="float" office:value="79.7615929429347" calcext:value-type="float">
            <text:p>79.8</text:p>
          </table:table-cell>
          <table:table-cell table:formula="of:=[.Z7]/[.AC7]*100" office:value-type="float" office:value="2.97046348546328" calcext:value-type="float">
            <text:p>3.0</text:p>
          </table:table-cell>
          <table:table-cell/>
          <table:table-cell table:formula="of:=[.AF7]/[.AH7]*100" office:value-type="float" office:value="76.752623310508" calcext:value-type="float">
            <text:p>76.8</text:p>
          </table:table-cell>
          <table:table-cell table:formula="of:=[.AG7]/[.AH7]*100" office:value-type="float" office:value="4.40065631122643" calcext:value-type="float">
            <text:p>4.4</text:p>
          </table:table-cell>
          <table:table-cell table:formula="of:=[.AD7]/[.AH7]*100" office:value-type="float" office:value="23.247376689492" calcext:value-type="float">
            <text:p>23.2</text:p>
          </table:table-cell>
          <table:table-cell table:formula="of:=[.AE7]/[.AH7]*100" office:value-type="float" office:value="4.51863979088571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861</text:p>
          </table:table-cell>
          <table:table-cell office:value-type="float" office:value="21" calcext:value-type="float">
            <text:p>21</text:p>
          </table:table-cell>
          <table:table-cell office:value-type="float" office:value="2573" calcext:value-type="float">
            <text:p>25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.58" calcext:value-type="float">
            <text:p>95.58</text:p>
          </table:table-cell>
          <table:table-cell office:value-type="float" office:value="1.57" calcext:value-type="float">
            <text:p>1.57</text:p>
          </table:table-cell>
          <table:table-cell office:value-type="float" office:value="5.11" calcext:value-type="float">
            <text:p>5.11</text:p>
          </table:table-cell>
          <table:table-cell office:value-type="float" office:value="1.22" calcext:value-type="float">
            <text:p>1.22</text:p>
          </table:table-cell>
          <table:table-cell office:value-type="float" office:value="80.85" calcext:value-type="float">
            <text:p>80.85</text:p>
          </table:table-cell>
          <table:table-cell office:value-type="float" office:value="1.1" calcext:value-type="float">
            <text:p>1.1</text:p>
          </table:table-cell>
          <table:table-cell office:value-type="float" office:value="17.71" calcext:value-type="float">
            <text:p>17.71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F8]/[.$A$2]" office:value-type="float" office:value="1.71136974037601" calcext:value-type="float">
            <text:p>1.7113697404</text:p>
          </table:table-cell>
          <table:table-cell table:formula="of:=[.G8]/[.$A$2]" office:value-type="float" office:value="0.0281110116383169" calcext:value-type="float">
            <text:p>0.0281110116</text:p>
          </table:table-cell>
          <table:table-cell table:formula="of:=[.H8]/[.$B$2]" office:value-type="float" office:value="0.319386977011638" calcext:value-type="float">
            <text:p>0.319386977</text:p>
          </table:table-cell>
          <table:table-cell table:formula="of:=[.I8]/[.$B$2]" office:value-type="float" office:value="0.0762528594822306" calcext:value-type="float">
            <text:p>0.0762528595</text:p>
          </table:table-cell>
          <table:table-cell table:formula="of:=[.J8]/[.$A$2]" office:value-type="float" office:value="1.44762757385855" calcext:value-type="float">
            <text:p>1.4476275739</text:p>
          </table:table-cell>
          <table:table-cell table:formula="of:=[.K8]/[.$A$2]" office:value-type="float" office:value="0.0196956132497762" calcext:value-type="float">
            <text:p>0.0196956132</text:p>
          </table:table-cell>
          <table:table-cell table:formula="of:=[.L8]/[.$B$2]" office:value-type="float" office:value="1.1069165093691" calcext:value-type="float">
            <text:p>1.1069165094</text:p>
          </table:table-cell>
          <table:table-cell table:formula="of:=[.M8]/[.$B$2]" office:value-type="float" office:value="0.0593772266459992" calcext:value-type="float">
            <text:p>0.0593772266</text:p>
          </table:table-cell>
          <table:table-cell table:number-columns-repeated="2"/>
          <table:table-cell table:formula="of:=[.O8]-[.Q8]" office:value-type="float" office:value="1.39198276336437" calcext:value-type="float">
            <text:p>1.3919827634</text:p>
          </table:table-cell>
          <table:table-cell table:formula="of:=SQRT([.P8]^2+[.R8]^2)" office:value-type="float" office:value="0.0812694749247612" calcext:value-type="float">
            <text:p>0.0812694749</text:p>
          </table:table-cell>
          <table:table-cell table:formula="of:=[.Q8]" office:value-type="float" office:value="0.319386977011638" calcext:value-type="float">
            <text:p>0.319386977</text:p>
          </table:table-cell>
          <table:table-cell table:formula="of:=[.R8]" office:value-type="float" office:value="0.0762528594822306" calcext:value-type="float">
            <text:p>0.0762528595</text:p>
          </table:table-cell>
          <table:table-cell table:formula="of:=[.Y8]+[.AA8]" office:value-type="float" office:value="1.71136974037601" calcext:value-type="float">
            <text:p>1.7113697404</text:p>
          </table:table-cell>
          <table:table-cell table:formula="of:=[.S8]-[.U8]" office:value-type="float" office:value="0.340711064489448" calcext:value-type="float">
            <text:p>0.3407110645</text:p>
          </table:table-cell>
          <table:table-cell table:formula="of:=SQRT([.T8]^2 + [.V8]^2)" office:value-type="float" office:value="0.0625585503784664" calcext:value-type="float">
            <text:p>0.0625585504</text:p>
          </table:table-cell>
          <table:table-cell table:formula="of:=[.U8]" office:value-type="float" office:value="1.1069165093691" calcext:value-type="float">
            <text:p>1.1069165094</text:p>
          </table:table-cell>
          <table:table-cell table:formula="of:=[.V8]" office:value-type="float" office:value="0.0593772266459992" calcext:value-type="float">
            <text:p>0.0593772266</text:p>
          </table:table-cell>
          <table:table-cell table:formula="of:=[.AD8]+[.AF8]" office:value-type="float" office:value="1.44762757385855" calcext:value-type="float">
            <text:p>1.4476275739</text:p>
          </table:table-cell>
          <table:table-cell/>
          <table:table-cell table:formula="of:=[.A8]" office:value-type="string" office:string-value="M2861" calcext:value-type="string">
            <text:p>M2861</text:p>
          </table:table-cell>
          <table:table-cell table:formula="of:=[.B8]" office:value-type="float" office:value="21" calcext:value-type="float">
            <text:p>21</text:p>
          </table:table-cell>
          <table:table-cell table:formula="of:=[.C8]" office:value-type="float" office:value="2573" calcext:value-type="float">
            <text:p>2573</text:p>
          </table:table-cell>
          <table:table-cell table:formula="of:=[.D8]" office:value-type="float" office:value="100" calcext:value-type="float">
            <text:p>100</text:p>
          </table:table-cell>
          <table:table-cell table:formula="of:=[.AA8]/[.AC8]*100" office:value-type="float" office:value="18.6626518791588" calcext:value-type="float">
            <text:p>18.7</text:p>
          </table:table-cell>
          <table:table-cell table:formula="of:=[.AB8]/[.AC8]*100" office:value-type="float" office:value="4.45566248386962" calcext:value-type="float">
            <text:p>4.5</text:p>
          </table:table-cell>
          <table:table-cell table:formula="of:=[.Y8]/[.AC8]*100" office:value-type="float" office:value="81.3373481208412" calcext:value-type="float">
            <text:p>81.3</text:p>
          </table:table-cell>
          <table:table-cell table:formula="of:=[.Z8]/[.AC8]*100" office:value-type="float" office:value="4.74879700203799" calcext:value-type="float">
            <text:p>4.7</text:p>
          </table:table-cell>
          <table:table-cell/>
          <table:table-cell table:formula="of:=[.AF8]/[.AH8]*100" office:value-type="float" office:value="76.4641769304444" calcext:value-type="float">
            <text:p>76.5</text:p>
          </table:table-cell>
          <table:table-cell table:formula="of:=[.AG8]/[.AH8]*100" office:value-type="float" office:value="4.10169215606562" calcext:value-type="float">
            <text:p>4.1</text:p>
          </table:table-cell>
          <table:table-cell table:formula="of:=[.AD8]/[.AH8]*100" office:value-type="float" office:value="23.5358230695556" calcext:value-type="float">
            <text:p>23.5</text:p>
          </table:table-cell>
          <table:table-cell table:formula="of:=[.AE8]/[.AH8]*100" office:value-type="float" office:value="4.3214533563851" calcext:value-type="float">
            <text:p>4.3</text:p>
          </table:table-cell>
          <table:table-cell table:number-columns-repeated="2"/>
        </table:table-row>
        <table:table-row table:style-name="ro1">
          <table:table-cell table:number-columns-repeated="35"/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Distin et al., 1970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57" calcext:value-type="float">
            <text:p>2057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1-[.Q10]" office:value-type="float" office:value="0.9851" calcext:value-type="float">
            <text:p>0.9851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" calcext:value-type="float">
            <text:p>0</text:p>
          </table:table-cell>
          <table:table-cell table:formula="of:=1-[.U10]" office:value-type="float" office:value="0.5001" calcext:value-type="float">
            <text:p>0.5001</text:p>
          </table:table-cell>
          <table:table-cell office:value-type="float" office:value="0" calcext:value-type="float">
            <text:p>0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O10]-[.Q10]" office:value-type="float" office:value="0.9702" calcext:value-type="float">
            <text:p>0.9702</text:p>
          </table:table-cell>
          <table:table-cell table:formula="of:=SQRT([.P10]^2+[.R10]^2)" office:value-type="float" office:value="0" calcext:value-type="float">
            <text:p>0</text:p>
          </table:table-cell>
          <table:table-cell table:formula="of:=[.Q10]" office:value-type="float" office:value="0.0149" calcext:value-type="float">
            <text:p>0.0149</text:p>
          </table:table-cell>
          <table:table-cell table:formula="of:=[.R10]" office:value-type="float" office:value="0" calcext:value-type="float">
            <text:p>0</text:p>
          </table:table-cell>
          <table:table-cell table:formula="of:=[.Y10]+[.AA10]" office:value-type="float" office:value="0.9851" calcext:value-type="float">
            <text:p>0.9851</text:p>
          </table:table-cell>
          <table:table-cell table:formula="of:=[.S10]-[.U10]" office:value-type="float" office:value="0.000199999999999978" calcext:value-type="float">
            <text:p>0.0002</text:p>
          </table:table-cell>
          <table:table-cell table:formula="of:=SQRT([.T10]^2 + [.V10]^2)" office:value-type="float" office:value="0" calcext:value-type="float">
            <text:p>0</text:p>
          </table:table-cell>
          <table:table-cell table:formula="of:=[.U10]" office:value-type="float" office:value="0.4999" calcext:value-type="float">
            <text:p>0.4999</text:p>
          </table:table-cell>
          <table:table-cell table:formula="of:=[.V10]" office:value-type="float" office:value="0" calcext:value-type="float">
            <text:p>0</text:p>
          </table:table-cell>
          <table:table-cell table:formula="of:=[.AD10]+[.AF10]" office:value-type="float" office:value="0.5001" calcext:value-type="float">
            <text:p>0.5001</text:p>
          </table:table-cell>
          <table:table-cell/>
          <table:table-cell table:formula="of:=[.A10]" office:value-type="string" office:string-value="Distin et al., 1970" calcext:value-type="string">
            <text:p>Distin et al., 1970</text:p>
          </table:table-cell>
          <table:table-cell table:formula="of:=[.B10]" office:value-type="float" office:value="0.0001" calcext:value-type="float">
            <text:p>0.0001</text:p>
          </table:table-cell>
          <table:table-cell table:formula="of:=[.C10]" office:value-type="float" office:value="2057" calcext:value-type="float">
            <text:p>2057</text:p>
          </table:table-cell>
          <table:table-cell table:formula="of:=[.D10]" office:value-type="float" office:value="5" calcext:value-type="float">
            <text:p>5</text:p>
          </table:table-cell>
          <table:table-cell table:formula="of:=[.AA10]/[.AC10]*100" office:value-type="float" office:value="1.51253679829459" calcext:value-type="float">
            <text:p>1.5</text:p>
          </table:table-cell>
          <table:table-cell table:formula="of:=[.AB10]/[.AC10]*100" office:value-type="float" office:value="0" calcext:value-type="float">
            <text:p>0.0</text:p>
          </table:table-cell>
          <table:table-cell table:formula="of:=[.Y10]/[.AC10]*100" office:value-type="float" office:value="98.4874632017054" calcext:value-type="float">
            <text:p>98.5</text:p>
          </table:table-cell>
          <table:table-cell table:formula="of:=[.Z10]/[.AC10]*100" office:value-type="float" office:value="0" calcext:value-type="float">
            <text:p>0.0</text:p>
          </table:table-cell>
          <table:table-cell/>
          <table:table-cell table:formula="of:=[.AF10]/[.AH10]*100" office:value-type="float" office:value="99.9600079984003" calcext:value-type="float">
            <text:p>100.0</text:p>
          </table:table-cell>
          <table:table-cell table:formula="of:=[.AG10]/[.AH10]*100" office:value-type="float" office:value="0" calcext:value-type="float">
            <text:p>0.0</text:p>
          </table:table-cell>
          <table:table-cell table:formula="of:=[.AD10]/[.AH10]*100" office:value-type="float" office:value="0.0399920015996757" calcext:value-type="float">
            <text:p>0.0</text:p>
          </table:table-cell>
          <table:table-cell table:formula="of:=[.AE10]/[.AH10]*100" office:value-type="float" office:value="0" calcext:value-type="float">
            <text:p>0.0</text:p>
          </table:table-cell>
          <table:table-cell/>
          <table:table-cell office:value-type="string" calcext:value-type="string">
            <text:p>Distin et al., 1970</text:p>
          </table:table-cell>
        </table:table-row>
        <table:table-row table:style-name="ro1">
          <table:table-cell office:value-type="string" calcext:value-type="string">
            <text:p>Distin et al., 1970</text:p>
          </table:table-cell>
          <table:table-cell office:value-type="float" office:value="0.0001" calcext:value-type="float">
            <text:p>0.0001</text:p>
          </table:table-cell>
          <table:table-cell office:value-type="float" office:value="2151" calcext:value-type="float">
            <text:p>215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1-[.Q11]" office:value-type="float" office:value="0.9791" calcext:value-type="float">
            <text:p>0.9791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" calcext:value-type="float">
            <text:p>0</text:p>
          </table:table-cell>
          <table:table-cell table:formula="of:=1-[.U11]" office:value-type="float" office:value="0.5001" calcext:value-type="float">
            <text:p>0.5001</text:p>
          </table:table-cell>
          <table:table-cell office:value-type="float" office:value="0" calcext:value-type="float">
            <text:p>0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O11]-[.Q11]" office:value-type="float" office:value="0.9582" calcext:value-type="float">
            <text:p>0.9582</text:p>
          </table:table-cell>
          <table:table-cell table:formula="of:=SQRT([.P11]^2+[.R11]^2)" office:value-type="float" office:value="0" calcext:value-type="float">
            <text:p>0</text:p>
          </table:table-cell>
          <table:table-cell table:formula="of:=[.Q11]" office:value-type="float" office:value="0.0209" calcext:value-type="float">
            <text:p>0.0209</text:p>
          </table:table-cell>
          <table:table-cell table:formula="of:=[.R11]" office:value-type="float" office:value="0" calcext:value-type="float">
            <text:p>0</text:p>
          </table:table-cell>
          <table:table-cell table:formula="of:=[.Y11]+[.AA11]" office:value-type="float" office:value="0.9791" calcext:value-type="float">
            <text:p>0.9791</text:p>
          </table:table-cell>
          <table:table-cell table:formula="of:=[.S11]-[.U11]" office:value-type="float" office:value="0.000199999999999978" calcext:value-type="float">
            <text:p>0.0002</text:p>
          </table:table-cell>
          <table:table-cell table:formula="of:=SQRT([.T11]^2 + [.V11]^2)" office:value-type="float" office:value="0" calcext:value-type="float">
            <text:p>0</text:p>
          </table:table-cell>
          <table:table-cell table:formula="of:=[.U11]" office:value-type="float" office:value="0.4999" calcext:value-type="float">
            <text:p>0.4999</text:p>
          </table:table-cell>
          <table:table-cell table:formula="of:=[.V11]" office:value-type="float" office:value="0" calcext:value-type="float">
            <text:p>0</text:p>
          </table:table-cell>
          <table:table-cell table:formula="of:=[.AD11]+[.AF11]" office:value-type="float" office:value="0.5001" calcext:value-type="float">
            <text:p>0.5001</text:p>
          </table:table-cell>
          <table:table-cell/>
          <table:table-cell table:formula="of:=[.A11]" office:value-type="string" office:string-value="Distin et al., 1970" calcext:value-type="string">
            <text:p>Distin et al., 1970</text:p>
          </table:table-cell>
          <table:table-cell table:formula="of:=[.B11]" office:value-type="float" office:value="0.0001" calcext:value-type="float">
            <text:p>0.0001</text:p>
          </table:table-cell>
          <table:table-cell table:formula="of:=[.C11]" office:value-type="float" office:value="2151" calcext:value-type="float">
            <text:p>2151</text:p>
          </table:table-cell>
          <table:table-cell table:formula="of:=[.D11]" office:value-type="float" office:value="5" calcext:value-type="float">
            <text:p>5</text:p>
          </table:table-cell>
          <table:table-cell table:formula="of:=[.AA11]/[.AC11]*100" office:value-type="float" office:value="2.1346134204882" calcext:value-type="float">
            <text:p>2.1</text:p>
          </table:table-cell>
          <table:table-cell table:formula="of:=[.AB11]/[.AC11]*100" office:value-type="float" office:value="0" calcext:value-type="float">
            <text:p>0.0</text:p>
          </table:table-cell>
          <table:table-cell table:formula="of:=[.Y11]/[.AC11]*100" office:value-type="float" office:value="97.8653865795118" calcext:value-type="float">
            <text:p>97.9</text:p>
          </table:table-cell>
          <table:table-cell table:formula="of:=[.Z11]/[.AC11]*100" office:value-type="float" office:value="0" calcext:value-type="float">
            <text:p>0.0</text:p>
          </table:table-cell>
          <table:table-cell/>
          <table:table-cell table:formula="of:=[.AF11]/[.AH11]*100" office:value-type="float" office:value="99.9600079984003" calcext:value-type="float">
            <text:p>100.0</text:p>
          </table:table-cell>
          <table:table-cell table:formula="of:=[.AG11]/[.AH11]*100" office:value-type="float" office:value="0" calcext:value-type="float">
            <text:p>0.0</text:p>
          </table:table-cell>
          <table:table-cell table:formula="of:=[.AD11]/[.AH11]*100" office:value-type="float" office:value="0.0399920015996757" calcext:value-type="float">
            <text:p>0.0</text:p>
          </table:table-cell>
          <table:table-cell table:formula="of:=[.AE11]/[.AH11]*100" office:value-type="float" office:value="0" calcext:value-type="float">
            <text:p>0.0</text:p>
          </table:table-cell>
          <table:table-cell/>
          <table:table-cell office:value-type="string" calcext:value-type="string">
            <text:p>Distin et al., 1970</text:p>
          </table:table-cell>
        </table:table-row>
        <table:table-row table:style-name="ro1">
          <table:table-cell office:value-type="string" calcext:value-type="string">
            <text:p>Distin et al., 1970</text:p>
          </table:table-cell>
          <table:table-cell office:value-type="float" office:value="0.0001" calcext:value-type="float">
            <text:p>0.0001</text:p>
          </table:table-cell>
          <table:table-cell office:value-type="float" office:value="2233" calcext:value-type="float">
            <text:p>2233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1-[.Q12]" office:value-type="float" office:value="0.9714" calcext:value-type="float">
            <text:p>0.9714</text:p>
          </table:table-cell>
          <table:table-cell office:value-type="float" office:value="0" calcext:value-type="float">
            <text:p>0</text:p>
          </table:table-cell>
          <table:table-cell office:value-type="float" office:value="0.0286" calcext:value-type="float">
            <text:p>0.0286</text:p>
          </table:table-cell>
          <table:table-cell office:value-type="float" office:value="0" calcext:value-type="float">
            <text:p>0</text:p>
          </table:table-cell>
          <table:table-cell table:formula="of:=1-[.U12]" office:value-type="float" office:value="0.5001" calcext:value-type="float">
            <text:p>0.5001</text:p>
          </table:table-cell>
          <table:table-cell office:value-type="float" office:value="0" calcext:value-type="float">
            <text:p>0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O12]-[.Q12]" office:value-type="float" office:value="0.9428" calcext:value-type="float">
            <text:p>0.9428</text:p>
          </table:table-cell>
          <table:table-cell table:formula="of:=SQRT([.P12]^2+[.R12]^2)" office:value-type="float" office:value="0" calcext:value-type="float">
            <text:p>0</text:p>
          </table:table-cell>
          <table:table-cell table:formula="of:=[.Q12]" office:value-type="float" office:value="0.0286" calcext:value-type="float">
            <text:p>0.0286</text:p>
          </table:table-cell>
          <table:table-cell table:formula="of:=[.R12]" office:value-type="float" office:value="0" calcext:value-type="float">
            <text:p>0</text:p>
          </table:table-cell>
          <table:table-cell table:formula="of:=[.Y12]+[.AA12]" office:value-type="float" office:value="0.9714" calcext:value-type="float">
            <text:p>0.9714</text:p>
          </table:table-cell>
          <table:table-cell table:formula="of:=[.S12]-[.U12]" office:value-type="float" office:value="0.000199999999999978" calcext:value-type="float">
            <text:p>0.0002</text:p>
          </table:table-cell>
          <table:table-cell table:formula="of:=SQRT([.T12]^2 + [.V12]^2)" office:value-type="float" office:value="0" calcext:value-type="float">
            <text:p>0</text:p>
          </table:table-cell>
          <table:table-cell table:formula="of:=[.U12]" office:value-type="float" office:value="0.4999" calcext:value-type="float">
            <text:p>0.4999</text:p>
          </table:table-cell>
          <table:table-cell table:formula="of:=[.V12]" office:value-type="float" office:value="0" calcext:value-type="float">
            <text:p>0</text:p>
          </table:table-cell>
          <table:table-cell table:formula="of:=[.AD12]+[.AF12]" office:value-type="float" office:value="0.5001" calcext:value-type="float">
            <text:p>0.5001</text:p>
          </table:table-cell>
          <table:table-cell/>
          <table:table-cell table:formula="of:=[.A12]" office:value-type="string" office:string-value="Distin et al., 1970" calcext:value-type="string">
            <text:p>Distin et al., 1970</text:p>
          </table:table-cell>
          <table:table-cell table:formula="of:=[.B12]" office:value-type="float" office:value="0.0001" calcext:value-type="float">
            <text:p>0.0001</text:p>
          </table:table-cell>
          <table:table-cell table:formula="of:=[.C12]" office:value-type="float" office:value="2233" calcext:value-type="float">
            <text:p>2233</text:p>
          </table:table-cell>
          <table:table-cell table:formula="of:=[.D12]" office:value-type="float" office:value="5" calcext:value-type="float">
            <text:p>5</text:p>
          </table:table-cell>
          <table:table-cell table:formula="of:=[.AA12]/[.AC12]*100" office:value-type="float" office:value="2.94420424130121" calcext:value-type="float">
            <text:p>2.9</text:p>
          </table:table-cell>
          <table:table-cell table:formula="of:=[.AB12]/[.AC12]*100" office:value-type="float" office:value="0" calcext:value-type="float">
            <text:p>0.0</text:p>
          </table:table-cell>
          <table:table-cell table:formula="of:=[.Y12]/[.AC12]*100" office:value-type="float" office:value="97.0557957586988" calcext:value-type="float">
            <text:p>97.1</text:p>
          </table:table-cell>
          <table:table-cell table:formula="of:=[.Z12]/[.AC12]*100" office:value-type="float" office:value="0" calcext:value-type="float">
            <text:p>0.0</text:p>
          </table:table-cell>
          <table:table-cell/>
          <table:table-cell table:formula="of:=[.AF12]/[.AH12]*100" office:value-type="float" office:value="99.9600079984003" calcext:value-type="float">
            <text:p>100.0</text:p>
          </table:table-cell>
          <table:table-cell table:formula="of:=[.AG12]/[.AH12]*100" office:value-type="float" office:value="0" calcext:value-type="float">
            <text:p>0.0</text:p>
          </table:table-cell>
          <table:table-cell table:formula="of:=[.AD12]/[.AH12]*100" office:value-type="float" office:value="0.0399920015996757" calcext:value-type="float">
            <text:p>0.0</text:p>
          </table:table-cell>
          <table:table-cell table:formula="of:=[.AE12]/[.AH12]*100" office:value-type="float" office:value="0" calcext:value-type="float">
            <text:p>0.0</text:p>
          </table:table-cell>
          <table:table-cell/>
          <table:table-cell office:value-type="string" calcext:value-type="string">
            <text:p>Distin et al., 19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9:21:32.100841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08-04T17:32:21.290032539</meta:creation-date>
    <dc:date>2015-08-17T19:36:12.774230282</dc:date>
    <dc:creator>Bob Myhill</dc:creator>
    <meta:editing-duration>PT40M10S</meta:editing-duration>
    <meta:editing-cycles>4</meta:editing-cycles>
    <meta:generator>LibreOffice/4.4.2.2$Linux_x86 LibreOffice_project/40m0$Build-2</meta:generator>
    <meta:document-statistic meta:table-count="1" meta:cell-count="321" meta:object-count="0"/>
  </office:meta>
</office:document-meta>
</file>